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/>
    <style:style style:name="ce3" style:family="table-cell" style:parent-style-name="Default" style:data-style-name="N61"/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style-name="ce3" office:value-type="float" office:value="0.00000009536744" calcext:value-type="float">
            <text:p>9.54E-08</text:p>
          </table:table-cell>
          <table:table-cell table:style-name="ce3" office:value-type="float" office:value="0.000000703334805" calcext:value-type="float">
            <text:p>7.03E-07</text:p>
          </table:table-cell>
          <table:table-cell table:style-name="ce3" office:value-type="float" office:value="0.0000024020671975" calcext:value-type="float">
            <text:p>2.40E-06</text:p>
          </table:table-cell>
          <table:table-cell table:style-name="ce3" office:value-type="float" office:value="0.0000425755995" calcext:value-type="float">
            <text:p>4.26E-05</text:p>
          </table:table-cell>
          <table:table-cell table:style-name="ce3" office:value-type="float" office:value="0.00016784669025" calcext:value-type="float">
            <text:p>1.68E-0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string" calcext:value-type="string">
            <text:p>2^21</text:p>
          </table:table-cell>
          <table:table-cell table:style-name="ce3" office:value-type="float" office:value="0.0000000774860325" calcext:value-type="float">
            <text:p>7.75E-08</text:p>
          </table:table-cell>
          <table:table-cell table:style-name="ce3" office:value-type="float" office:value="0.0000008463859575" calcext:value-type="float">
            <text:p>8.46E-07</text:p>
          </table:table-cell>
          <table:table-cell table:style-name="ce3" office:value-type="float" office:value="0.00000285506269" calcext:value-type="float">
            <text:p>2.86E-06</text:p>
          </table:table-cell>
          <table:table-cell table:style-name="ce3" office:value-type="float" office:value="0.000073593866825" calcext:value-type="float">
            <text:p>7.36E-05</text:p>
          </table:table-cell>
          <table:table-cell table:style-name="ce3" office:value-type="float" office:value="0.00003753900375" calcext:value-type="float">
            <text:p>3.75E-0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string" calcext:value-type="string">
            <text:p>2^22</text:p>
          </table:table-cell>
          <table:table-cell table:style-name="ce3" office:value-type="float" office:value="0.00000011920929" calcext:value-type="float">
            <text:p>1.19E-07</text:p>
          </table:table-cell>
          <table:table-cell table:style-name="ce3" office:value-type="float" office:value="0.00000060796738" calcext:value-type="float">
            <text:p>6.08E-07</text:p>
          </table:table-cell>
          <table:table-cell table:style-name="ce3" office:value-type="float" office:value="0.0000019609929725" calcext:value-type="float">
            <text:p>1.96E-06</text:p>
          </table:table-cell>
          <table:table-cell table:style-name="ce3" office:value-type="float" office:value="0.00000814199475" calcext:value-type="float">
            <text:p>8.14E-06</text:p>
          </table:table-cell>
          <table:table-cell table:style-name="ce3" office:value-type="float" office:value="0.00006840229075" calcext:value-type="float">
            <text:p>6.84E-0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string" calcext:value-type="string">
            <text:p>2^23</text:p>
          </table:table-cell>
          <table:table-cell table:style-name="ce3" office:value-type="float" office:value="0.0000001311302325" calcext:value-type="float">
            <text:p>1.31E-07</text:p>
          </table:table-cell>
          <table:table-cell table:style-name="ce3" office:value-type="float" office:value="0.00000064373016" calcext:value-type="float">
            <text:p>6.44E-07</text:p>
          </table:table-cell>
          <table:table-cell table:style-name="ce3" office:value-type="float" office:value="0.0000021934510275" calcext:value-type="float">
            <text:p>2.19E-06</text:p>
          </table:table-cell>
          <table:table-cell table:style-name="ce3" office:value-type="float" office:value="0.000009822844875" calcext:value-type="float">
            <text:p>9.82E-06</text:p>
          </table:table-cell>
          <table:table-cell table:style-name="ce3" office:value-type="float" office:value="0.00008676649175" calcext:value-type="float">
            <text:p>8.68E-0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2^24</text:p>
          </table:table-cell>
          <table:table-cell table:style-name="ce3" office:value-type="float" office:value="0.00000042915344" calcext:value-type="float">
            <text:p>4.29E-07</text:p>
          </table:table-cell>
          <table:table-cell table:style-name="ce3" office:value-type="float" office:value="0.0000008463859675" calcext:value-type="float">
            <text:p>8.46E-07</text:p>
          </table:table-cell>
          <table:table-cell table:style-name="ce3" office:value-type="float" office:value="0.0000022113322875" calcext:value-type="float">
            <text:p>2.21E-06</text:p>
          </table:table-cell>
          <table:table-cell table:style-name="ce3" office:value-type="float" office:value="0.000003606081225" calcext:value-type="float">
            <text:p>3.61E-06</text:p>
          </table:table-cell>
          <table:table-cell table:style-name="ce3" office:value-type="float" office:value="0.0000627338885" calcext:value-type="float">
            <text:p>6.27E-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4" table:formula="of:=[.$C2]/[.C2]" office:value-type="percentage" office:value="1" calcext:value-type="percentage">
            <text:p>100.00%</text:p>
          </table:table-cell>
          <table:table-cell table:style-name="ce4" table:formula="of:=[.$C2]/[.D2]" office:value-type="percentage" office:value="0.135593232870084" calcext:value-type="percentage">
            <text:p>13.56%</text:p>
          </table:table-cell>
          <table:table-cell table:style-name="ce4" table:formula="of:=[.$C2]/[.E2]" office:value-type="percentage" office:value="0.0397022365149716" calcext:value-type="percentage">
            <text:p>3.97%</text:p>
          </table:table-cell>
          <table:table-cell table:style-name="ce4" table:formula="of:=[.$C2]/[.F2]" office:value-type="percentage" office:value="0.00223995530585541" calcext:value-type="percentage">
            <text:p>0.22%</text:p>
          </table:table-cell>
          <table:table-cell table:style-name="ce4" table:formula="of:=[.$C2]/[.G2]" office:value-type="percentage" office:value="0.000568181832230082" calcext:value-type="percentage">
            <text:p>0.06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4" table:formula="of:=[.$C3]/[.C3]" office:value-type="percentage" office:value="1" calcext:value-type="percentage">
            <text:p>100.00%</text:p>
          </table:table-cell>
          <table:table-cell table:style-name="ce4" table:formula="of:=[.$C3]/[.D3]" office:value-type="percentage" office:value="0.0915492888479308" calcext:value-type="percentage">
            <text:p>9.15%</text:p>
          </table:table-cell>
          <table:table-cell table:style-name="ce4" table:formula="of:=[.$C3]/[.E3]" office:value-type="percentage" office:value="0.0271398707886166" calcext:value-type="percentage">
            <text:p>2.71%</text:p>
          </table:table-cell>
          <table:table-cell table:style-name="ce4" table:formula="of:=[.$C3]/[.F3]" office:value-type="percentage" office:value="0.0010528870929456" calcext:value-type="percentage">
            <text:p>0.11%</text:p>
          </table:table-cell>
          <table:table-cell table:style-name="ce4" table:formula="of:=[.$C3]/[.G3]" office:value-type="percentage" office:value="0.00206414728041364" calcext:value-type="percentage">
            <text:p>0.2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4" table:formula="of:=[.$C4]/[.C4]" office:value-type="percentage" office:value="1" calcext:value-type="percentage">
            <text:p>100.00%</text:p>
          </table:table-cell>
          <table:table-cell table:style-name="ce4" table:formula="of:=[.$C4]/[.D4]" office:value-type="percentage" office:value="0.196078431050034" calcext:value-type="percentage">
            <text:p>19.61%</text:p>
          </table:table-cell>
          <table:table-cell table:style-name="ce4" table:formula="of:=[.$C4]/[.E4]" office:value-type="percentage" office:value="0.0607902688442704" calcext:value-type="percentage">
            <text:p>6.08%</text:p>
          </table:table-cell>
          <table:table-cell table:style-name="ce4" table:formula="of:=[.$C4]/[.F4]" office:value-type="percentage" office:value="0.014641287996409" calcext:value-type="percentage">
            <text:p>1.46%</text:p>
          </table:table-cell>
          <table:table-cell table:style-name="ce4" table:formula="of:=[.$C4]/[.G4]" office:value-type="percentage" office:value="0.00174276751104275" calcext:value-type="percentage">
            <text:p>0.17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4" table:formula="of:=[.$C5]/[.C5]" office:value-type="percentage" office:value="1" calcext:value-type="percentage">
            <text:p>100.00%</text:p>
          </table:table-cell>
          <table:table-cell table:style-name="ce4" table:formula="of:=[.$C5]/[.D5]" office:value-type="percentage" office:value="0.20370372657388" calcext:value-type="percentage">
            <text:p>20.37%</text:p>
          </table:table-cell>
          <table:table-cell table:style-name="ce4" table:formula="of:=[.$C5]/[.E5]" office:value-type="percentage" office:value="0.0597826123565004" calcext:value-type="percentage">
            <text:p>5.98%</text:p>
          </table:table-cell>
          <table:table-cell table:style-name="ce4" table:formula="of:=[.$C5]/[.F5]" office:value-type="percentage" office:value="0.01334951678141" calcext:value-type="percentage">
            <text:p>1.33%</text:p>
          </table:table-cell>
          <table:table-cell table:style-name="ce4" table:formula="of:=[.$C5]/[.G5]" office:value-type="percentage" office:value="0.00151130038630379" calcext:value-type="percentage">
            <text:p>0.15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4" table:formula="of:=[.$C6]/[.C6]" office:value-type="percentage" office:value="1" calcext:value-type="percentage">
            <text:p>100.00%</text:p>
          </table:table-cell>
          <table:table-cell table:style-name="ce4" table:formula="of:=[.$C6]/[.D6]" office:value-type="percentage" office:value="0.507042243703077" calcext:value-type="percentage">
            <text:p>50.70%</text:p>
          </table:table-cell>
          <table:table-cell table:style-name="ce4" table:formula="of:=[.$C6]/[.E6]" office:value-type="percentage" office:value="0.194070082739657" calcext:value-type="percentage">
            <text:p>19.41%</text:p>
          </table:table-cell>
          <table:table-cell table:style-name="ce4" table:formula="of:=[.$C6]/[.F6]" office:value-type="percentage" office:value="0.119008256670647" calcext:value-type="percentage">
            <text:p>11.90%</text:p>
          </table:table-cell>
          <table:table-cell table:style-name="ce4" table:formula="of:=[.$C6]/[.G6]" office:value-type="percentage" office:value="0.006840855082656" calcext:value-type="percentage">
            <text:p>0.68%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eficien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4" table:formula="of:=[.$C2]/([.C2]*[.C$1])" office:value-type="percentage" office:value="1" calcext:value-type="percentage">
            <text:p>100.00%</text:p>
          </table:table-cell>
          <table:table-cell table:style-name="ce4" table:formula="of:=[.$C2]/([.D2]*[.D$1])" office:value-type="percentage" office:value="0.0677966164350419" calcext:value-type="percentage">
            <text:p>6.78%</text:p>
          </table:table-cell>
          <table:table-cell table:style-name="ce4" table:formula="of:=[.$C2]/([.E2]*[.E$1])" office:value-type="percentage" office:value="0.0099255591287429" calcext:value-type="percentage">
            <text:p>0.99%</text:p>
          </table:table-cell>
          <table:table-cell table:style-name="ce4" table:formula="of:=[.$C2]/([.F2]*[.F$1])" office:value-type="percentage" office:value="0.000279994413231926" calcext:value-type="percentage">
            <text:p>0.03%</text:p>
          </table:table-cell>
          <table:table-cell table:style-name="ce4" table:formula="of:=[.$C2]/([.G2]*[.G$1])" office:value-type="percentage" office:value="0.0000355113645143801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4" table:formula="of:=[.$C3]/([.C3]*[.C$1])" office:value-type="percentage" office:value="1" calcext:value-type="percentage">
            <text:p>100.00%</text:p>
          </table:table-cell>
          <table:table-cell table:style-name="ce4" table:formula="of:=[.$C3]/([.D3]*[.D$1])" office:value-type="percentage" office:value="0.0457746444239654" calcext:value-type="percentage">
            <text:p>4.58%</text:p>
          </table:table-cell>
          <table:table-cell table:style-name="ce4" table:formula="of:=[.$C3]/([.E3]*[.E$1])" office:value-type="percentage" office:value="0.00678496769715414" calcext:value-type="percentage">
            <text:p>0.68%</text:p>
          </table:table-cell>
          <table:table-cell table:style-name="ce4" table:formula="of:=[.$C3]/([.F3]*[.F$1])" office:value-type="percentage" office:value="0.0001316108866182" calcext:value-type="percentage">
            <text:p>0.01%</text:p>
          </table:table-cell>
          <table:table-cell table:style-name="ce4" table:formula="of:=[.$C3]/([.G3]*[.G$1])" office:value-type="percentage" office:value="0.000129009205025853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4" table:formula="of:=[.$C4]/([.C4]*[.C$1])" office:value-type="percentage" office:value="1" calcext:value-type="percentage">
            <text:p>100.00%</text:p>
          </table:table-cell>
          <table:table-cell table:style-name="ce4" table:formula="of:=[.$C4]/([.D4]*[.D$1])" office:value-type="percentage" office:value="0.0980392155250171" calcext:value-type="percentage">
            <text:p>9.80%</text:p>
          </table:table-cell>
          <table:table-cell table:style-name="ce4" table:formula="of:=[.$C4]/([.E4]*[.E$1])" office:value-type="percentage" office:value="0.0151975672110676" calcext:value-type="percentage">
            <text:p>1.52%</text:p>
          </table:table-cell>
          <table:table-cell table:style-name="ce4" table:formula="of:=[.$C4]/([.F4]*[.F$1])" office:value-type="percentage" office:value="0.00183016099955112" calcext:value-type="percentage">
            <text:p>0.18%</text:p>
          </table:table-cell>
          <table:table-cell table:style-name="ce4" table:formula="of:=[.$C4]/([.G4]*[.G$1])" office:value-type="percentage" office:value="0.000108922969440172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4" table:formula="of:=[.$C5]/([.C5]*[.C$1])" office:value-type="percentage" office:value="1" calcext:value-type="percentage">
            <text:p>100.00%</text:p>
          </table:table-cell>
          <table:table-cell table:style-name="ce4" table:formula="of:=[.$C5]/([.D5]*[.D$1])" office:value-type="percentage" office:value="0.10185186328694" calcext:value-type="percentage">
            <text:p>10.19%</text:p>
          </table:table-cell>
          <table:table-cell table:style-name="ce4" table:formula="of:=[.$C5]/([.E5]*[.E$1])" office:value-type="percentage" office:value="0.0149456530891251" calcext:value-type="percentage">
            <text:p>1.49%</text:p>
          </table:table-cell>
          <table:table-cell table:style-name="ce4" table:formula="of:=[.$C5]/([.F5]*[.F$1])" office:value-type="percentage" office:value="0.00166868959767625" calcext:value-type="percentage">
            <text:p>0.17%</text:p>
          </table:table-cell>
          <table:table-cell table:style-name="ce4" table:formula="of:=[.$C5]/([.G5]*[.G$1])" office:value-type="percentage" office:value="0.0000944562741439871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4" table:formula="of:=[.$C6]/([.C6]*[.C$1])" office:value-type="percentage" office:value="1" calcext:value-type="percentage">
            <text:p>100.00%</text:p>
          </table:table-cell>
          <table:table-cell table:style-name="ce4" table:formula="of:=[.$C6]/([.D6]*[.D$1])" office:value-type="percentage" office:value="0.253521121851539" calcext:value-type="percentage">
            <text:p>25.35%</text:p>
          </table:table-cell>
          <table:table-cell table:style-name="ce4" table:formula="of:=[.$C6]/([.E6]*[.E$1])" office:value-type="percentage" office:value="0.0485175206849143" calcext:value-type="percentage">
            <text:p>4.85%</text:p>
          </table:table-cell>
          <table:table-cell table:style-name="ce4" table:formula="of:=[.$C6]/([.F6]*[.F$1])" office:value-type="percentage" office:value="0.0148760320838308" calcext:value-type="percentage">
            <text:p>1.49%</text:p>
          </table:table-cell>
          <table:table-cell table:style-name="ce4" table:formula="of:=[.$C6]/([.G6]*[.G$1])" office:value-type="percentage" office:value="0.000427553442666" calcext:value-type="percentage">
            <text:p>0.04%</text:p>
          </table:table-cell>
        </table:table-row>
        <table:table-row table:style-name="ro1" table:number-rows-repeated="25">
          <table:table-cell/>
          <table:table-cell table:style-name="ce2"/>
          <table:table-cell table:number-columns-repeated="5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5:04.344629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macedo </meta:initial-creator>
    <meta:creation-date>2017-11-06T16:56:32.383529908</meta:creation-date>
    <dc:date>2017-11-06T20:45:47.495298528</dc:date>
    <dc:creator>igormacedo </dc:creator>
    <meta:editing-duration>PT1M55S</meta:editing-duration>
    <meta:editing-cycles>2</meta:editing-cycles>
    <meta:generator>LibreOffice/4.2.8.2$Linux_X86_64 LibreOffice_project/420m0$Build-2</meta:generator>
    <meta:document-statistic meta:table-count="1" meta:cell-count="113" meta:object-count="0"/>
  </office:meta>
</office:document-meta>
</file>